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3.64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Automation-Report-1575304062405">
      <style:table-properties table:display="true" style:writing-mode="lr-tb"/>
    </style:style>
    <style:style style:name="ce1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8eb4e3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95b3d7" style:diagonal-bl-tr="none" style:diagonal-tl-br="none" fo:border="0.74pt solid #000000" style:rotation-align="none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129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ac090" style:diagonal-bl-tr="none" style:diagonal-tl-br="none" fo:border="0.74pt solid #000000" style:rotation-align="none"/>
    </style:style>
    <style:style style:name="ce7" style:family="table-cell" style:parent-style-name="Excel_20_Built-in_20_Hyperlink" style:data-style-name="N0">
      <style:table-cell-properties fo:background-color="#8eb4e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Excel_20_Built-in_20_Hyperlink" style:data-style-name="N0">
      <style:table-cell-properties fo:background-color="#95b3d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2" style:family="table-cell" style:parent-style-name="Default">
      <style:table-cell-properties fo:background-color="#f7d1d5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d4ea6b" style:diagonal-bl-tr="none" style:diagonal-tl-br="none" fo:border="0.74pt solid #000000" style:rotation-align="none"/>
    </style:style>
    <style:style style:name="ce28" style:family="table-cell" style:parent-style-name="Default">
      <style:table-cell-properties fo:background-color="#e8f2a1" style:diagonal-bl-tr="none" style:diagonal-tl-br="none" fo:border="0.74pt solid #000000" style:rotation-align="none"/>
    </style:style>
    <style:style style:name="ce29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53.5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53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mation-Report-157530406240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SITES</text:p>
          </table:table-cell>
          <table:table-cell table:style-name="ce5" office:value-type="string" calcext:value-type="string">
            <text:p>REMARK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23etp.zakazrf.ru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aai.aero <text:s/></text:p>
          </table:table-cell>
          <table:table-cell table:style-name="ce7" office:value-type="string" calcext:value-type="string">
            <text:p><text:a xlink:href="https://www.aai.aero/en/tender/contract-award" xlink:type="simple">https://www.aai.aero/en/tender/contract-awar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anbestedingskalender.nl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cbar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chat.oncf.m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chatpublic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chats-hopitaux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cquistionline.trenitalia.i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cted.org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adb.org_CMS <text:s/></text:p>
          </table:table-cell>
          <table:table-cell table:style-name="ce7" office:value-type="string" calcext:value-type="string">
            <text:p><text:a xlink:href="https://selfservice.adb.org/OA_HTML/OA.jsp?OAFunc=XXCRS_LOACSC_HOME_PAGE" xlink:type="simple">https://selfservice.adb.org/OA_HTML/OA.jsp?OAFunc=XXCRS_LOACSC_HOME_PAGE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m.gov.ae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admin.ks.gov <text:s/></text:p>
          </table:table-cell>
          <table:table-cell table:style-name="ce3" office:value-type="string" calcext:value-type="string">
            <text:p><text:a xlink:href="https://da.ks.gov/purch/contracts/purch_contract_search.aspx" xlink:type="simple">https://da.ks.gov/purch/contracts/purch_contract_search.aspx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min.ri.gov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afdb.org <text:s/></text:p>
          </table:table-cell>
          <table:table-cell table:style-name="ce8" office:value-type="string" calcext:value-type="string">
            <text:p><text:a xlink:href="https://www.afdb.org/en/search/content/contract%20award" xlink:type="simple">https://www.afdb.org/en/search/content/contract%20awar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iib.org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AIIMS <text:s/></text:p>
          </table:table-cell>
          <table:table-cell table:style-name="ce4" office:value-type="string" calcext:value-type="string">
            <text:p><text:a xlink:href="https://www.aiims.edu/en/component/search/?searchword=Awarded&amp;searchphrase=all&amp;Itemid=689" xlink:type="simple">https://www.aiims.edu/en/component/search/?searchword=Awarded&amp;searchphrase=all&amp;Itemid=689</text:a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aiims.edu <text:s/></text:p>
          </table:table-cell>
          <table:table-cell table:style-name="ce8" office:value-type="string" calcext:value-type="string">
            <text:p><text:a xlink:href="https://www.aiims.edu/en/component/search/?searchword=awarded&amp;searchphrase=all&amp;Itemid=689" xlink:type="simple">https://www.aiims.edu/en/component/search/?searchword=awarded&amp;searchphrase=all&amp;Itemid=689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iimsbhopal.edu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iimsbhubaneswar.edu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iimsjodhpur.edu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iimspatna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iimsraipur.edu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iimsrishikesh.edu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airforce.lk <text:s/></text:p>
          </table:table-cell>
          <table:table-cell table:style-name="ce8" office:value-type="string" calcext:value-type="string">
            <text:p><text:a xlink:href="http://airforce.lk/search.php?search_term=awarded" xlink:type="simple">http://airforce.lk/search.php?search_term=awarde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irindia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irport.lk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IR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labamabid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LHW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allahabadbank.in <text:s/></text:p>
          </table:table-cell>
          <table:table-cell table:style-name="ce8" office:value-type="string" calcext:value-type="string">
            <text:p><text:a xlink:href="https://www.allahabadbank.in/TenderAwarded.aspx" xlink:type="simple">https://www.allahabadbank.in/TenderAwarded.aspx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daman.gov.in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niidco_and.nic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peasternpower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pp.az.go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pps.gov.yk.ca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apps.nd.gov <text:s/></text:p>
          </table:table-cell>
          <table:table-cell table:style-name="ce4" office:value-type="string" calcext:value-type="string">
            <text:p><text:a xlink:href="https://www.nd.gov/search?query=awarded" xlink:type="simple">https://www.nd.gov/search?query=awarde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ptransco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pwsipnsp.gov.in <text:s/></text:p>
          </table:table-cell>
          <table:table-cell table:style-name="ce9" office:value-type="string" calcext:value-type="string">
            <text:p>site err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abianindustry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rgentinaCompr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rkansas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rmscor.co.z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runachal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shghal.gov.q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assam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Austender <text:s/></text:p>
          </table:table-cell>
          <table:table-cell table:style-name="ce4" office:value-type="string" calcext:value-type="string">
            <text:p><text:a xlink:href="https://www.tenders.gov.au/Search/KeywordSearch?keyword=awarded" xlink:type="simple">https://www.tenders.gov.au/Search/KeywordSearch?keyword=awarded</text:a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Avis-De-Marches.Cea.Fr <text:s/></text:p>
          </table:table-cell>
          <table:table-cell table:style-name="ce4" office:value-type="string" calcext:value-type="string">
            <text:p><text:a xlink:href="http://www.cea.fr/Pages/PAGES-SPECIALES/Recherche-locale.aspx?k=awarded" xlink:type="simple">http://www.cea.fr/Pages/PAGES-SPECIALES/Recherche-locale.aspx?k=awarde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ws.state.ak.u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2b-center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2b-energo.ru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almerlawrie.com <text:s/></text:p>
          </table:table-cell>
          <table:table-cell table:style-name="ce4" office:value-type="string" calcext:value-type="string">
            <text:p><text:a xlink:href="https://www.balmerlawrie.com/static/awards_&amp;_recognition" xlink:type="simple">https://www.balmerlawrie.com/static/awards_&amp;_recognition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mu.ac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ankofbaroda.com <text:s/></text:p>
          </table:table-cell>
          <table:table-cell table:style-name="ce4" office:value-type="string" calcext:value-type="string">
            <text:p><text:a xlink:href="https://www.bankofbaroda.in/awards.htm" xlink:type="simple">https://www.bankofbaroda.in/awards.htm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nkofindia.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arc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bmnet.com.b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cb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ccl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eci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emlindi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epspb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estetender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fuhs.ac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haratpetroleum <text:s/></text:p>
          </table:table-cell>
          <table:table-cell table:style-name="ce4" office:value-type="string" calcext:value-type="string">
            <text:p><text:a xlink:href="https://www.bharatpetroleum.com/Tenders/View-Tenders-Awarded.aspx" xlink:type="simple">https://www.bharatpetroleum.com/Tenders/View-Tenders-Awarded.aspx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he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id.e-tender.biz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id.ncdd.gov.kh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idbuy.illinois.go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idopportunities.iowa.go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ids.delaware.gov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ids.sciquest.com <text:s/></text:p>
          </table:table-cell>
          <table:table-cell table:style-name="ce4" office:value-type="string" calcext:value-type="string">
            <text:p><text:a xlink:href="https://bids.sciquest.com/apps/Router/PublicEvent?CustomerOrg=StateOfUtah&amp;tab=PHX_NAV_SourcingAward&amp;tmstmp=1576043928412" xlink:type="simple">https://bids.sciquest.com/apps/Router/PublicEvent?CustomerOrg=StateOfUtah&amp;tab=PHX_NAV_SourcingAward&amp;tmstmp=1576043928412</text:a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bids.york.ca <text:s/></text:p>
          </table:table-cell>
          <table:table-cell table:style-name="ce4" office:value-type="string" calcext:value-type="string">
            <text:p><text:a xlink:href="https://york.bidsandtenders.ca/Module/Tenders/en" xlink:type="simple">https://york.bidsandtenders.ca/Module/Tenders/en</text:a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bidsalaska.com <text:s/></text:p>
          </table:table-cell>
          <table:table-cell table:style-name="ce4" office:value-type="string" calcext:value-type="string">
            <text:p><text:a xlink:href="https://york.bidsandtenders.ca/Module/Tenders/en" xlink:type="simple">https://york.bidsandtenders.ca/Module/Tenders/en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p.mswia.gov.pl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itou.gov.za <text:s/></text:p>
          </table:table-cell>
          <table:table-cell table:style-name="ce4" office:value-type="string" calcext:value-type="string">
            <text:p><text:a xlink:href="https://www.bitou.gov.za/search/site/awarded" xlink:type="simple">https://www.bitou.gov.za/search/site/awarde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znet.ct.gov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npmindia.com <text:s/></text:p>
          </table:table-cell>
          <table:table-cell table:style-name="ce4" office:value-type="string" calcext:value-type="string">
            <text:p><text:a xlink:href="https://bnpmindia.com/achievements_awards.aspx" xlink:type="simple">https://bnpmindia.com/achievements_awards.aspx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oamp.f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olpatra.gov.np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onghwa.go.k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p.zakazrf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pc.bw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pclepro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pdb.alltende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ppra.org.pk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ravosolutio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rbnmpl.co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ridgeroof.co.in <text:s/></text:p>
          </table:table-cell>
          <table:table-cell table:style-name="ce4" office:value-type="string" calcext:value-type="string">
            <text:p><text:a xlink:href="http://bridgeroof.co.in/pages/display/77-awards" xlink:type="simple">http://bridgeroof.co.in/pages/display/77-awards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izol.ne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SNLKOL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SNL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sp-lbd.com.b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buyandsell.gc.ca <text:s/></text:p>
          </table:table-cell>
          <table:table-cell table:style-name="ce4" office:value-type="string" calcext:value-type="string">
            <text:p><text:a xlink:href="https://buyandsell.gc.ca/procurement-data/search/site?f%5B0%5D=sm_facet_procurement_data%3Adata_data_tender_award" xlink:type="simple">https://buyandsell.gc.ca/procurement-data/search/site?f%5B0%5D=sm_facet_procurement_data%3Adata_data_tender_awar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vfc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wssb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bzp.uzp.gov.pl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achoeiro.es.gov.br <text:s/></text:p>
          </table:table-cell>
          <table:table-cell table:style-name="ce9" office:value-type="string" calcext:value-type="string">
            <text:p>site err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dastro.pregao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aixa.gov.br <text:s/></text:p>
          </table:table-cell>
          <table:table-cell table:style-name="ce4" office:value-type="string" calcext:value-type="string">
            <text:p><text:a xlink:href="http://www.caixa.gov.br/site/Paginas/Pesquisa.aspx?k=awarded" xlink:type="simple">http://www.caixa.gov.br/site/Paginas/Pesquisa.aspx?k=awarde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leprocure.ca.gov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anarabank.com <text:s/></text:p>
          </table:table-cell>
          <table:table-cell table:style-name="ce4" office:value-type="string" calcext:value-type="string">
            <text:p><text:a xlink:href="https://canarabank.com/english/about-us/awards-and-achievements/" xlink:type="simple">https://canarabank.com/english/about-us/awards-and-achievements/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petow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aribbean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bec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bic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cl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d-platform.org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entralWaterCommision <text:s/></text:p>
          </table:table-cell>
          <table:table-cell table:style-name="ce4" office:value-type="string" calcext:value-type="string">
            <text:p><text:a xlink:href="http://www.cwc.gov.in/search/node/awarded" xlink:type="simple">http://www.cwc.gov.in/search/node/awarde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ESU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ewacor.nic.in <text:s/></text:p>
          </table:table-cell>
          <table:table-cell table:style-name="ce4" office:value-type="string" calcext:value-type="string">
            <office:annotation draw:style-name="gr1" draw:text-style-name="P2" svg:width="114.69pt" svg:height="59.24pt" svg:x="493.8pt" svg:y="1510.5pt" draw:caption-point-x="-11.54pt" draw:caption-point-y="7.77pt">
              <dc:date>2019-12-12T00:00:00</dc:date>
              <text:p text:style-name="P1"><text:span text:style-name="T1">TEST:</text:span></text:p>
              <text:p text:style-name="P1"><text:span text:style-name="T2">1 go to tender</text:span></text:p>
              <text:p text:style-name="P1"><text:span text:style-name="T2">2 then go to contract reward</text:span></text:p>
            </office:annotation>
            <text:p><text:a xlink:href="http://cewacor.nic.in/index.php" xlink:type="simple">http://cewacor.nic.in/index.php#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FED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fprd.doa.louisiana.gov <text:s/></text:p>
          </table:table-cell>
          <table:table-cell table:style-name="ce4" office:value-type="string" calcext:value-type="string">
            <office:annotation draw:style-name="gr2" draw:text-style-name="P2" svg:width="114.69pt" svg:height="59.27pt" svg:x="493.8pt" svg:y="1538.11pt" draw:caption-point-x="-11.54pt" draw:caption-point-y="7.77pt">
              <dc:date>2019-12-12T00:00:00</dc:date>
              <text:p text:style-name="P1"><text:span text:style-name="T1">TEST:</text:span></text:p>
              <text:p text:style-name="P1"><text:span text:style-name="T2">search awarded</text:span></text:p>
            </office:annotation>
            <text:p><text:a xlink:href="https://www.louisiana.gov/" xlink:type="simple">https://www.louisiana.gov/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gmsc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grdc.in <text:s/>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1">
          <table:table-cell table:style-name="ce4" office:value-type="string" calcext:value-type="string">
            <text:p>chennaiport <text:s/></text:p>
          </table:table-cell>
          <table:table-cell table:style-name="ce4" office:value-type="string" calcext:value-type="string">
            <text:p><text:a xlink:href="https://www.chennaiport.gov.in/content/award-tendercontracts-all-departments" xlink:type="simple">https://www.chennaiport.gov.in/content/award-tendercontracts-all-departments</text:a></text:p>
          </table:table-cell>
          <table:table-cell table:style-name="ce2"/>
          <table:table-cell table:number-columns-repeated="61"/>
        </table:table-row>
        <table:table-row table:style-name="ro1">
          <table:table-cell table:style-name="ce4" office:value-type="string" calcext:value-type="string">
            <text:p>CIDB <text:s/></text:p>
          </table:table-cell>
          <table:table-cell table:style-name="ce4" office:value-type="string" calcext:value-type="string">
            <text:p><text:a xlink:href="http://www.cidb.gov.my/index.php/my/carian-utama?q=awarded+contracts&amp;Search=" xlink:type="simple">http://www.cidb.gov.my/index.php/my/carian-utama?q=awarded+contracts&amp;Search=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imfr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IRT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ityofgp.com <text:s/></text:p>
          </table:table-cell>
          <table:table-cell table:style-name="ce4" office:value-type="string" calcext:value-type="string">
            <text:p><text:a xlink:href="https://www.cityofgp.com/search/%20award" xlink:type="simple">https://www.cityofgp.com/search/%20award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itypower.co.z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ivicinfo.bc.c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lubofmozambique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lw.indianrailways.go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noociraq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alindiatenders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chinport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chinshipyard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loradobids.ne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mbuy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r.gob.a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s.am.gov.b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s.empro.com.b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s.mendoza.gov.a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sestatales.gub.u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snet.gov.b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spara.pa.gov.b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mpraspublicas.gob.ec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ncorindia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NCOR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nnecticut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nstructionhub.rw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onstructionweekonline <text:s/></text:p>
          </table:table-cell>
          <table:table-cell table:style-name="ce4" office:value-type="string" calcext:value-type="string">
            <text:p><text:a xlink:href="https://www.constructionweekonline.com/events/awards" xlink:type="simple">https://www.constructionweekonline.com/events/awards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tas.tcu.gov.b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ntractaciopublica.gencat.cat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ontractsfinder.service.gov.uk <text:s/></text:p>
          </table:table-cell>
          <table:table-cell table:style-name="ce4" office:value-type="string" calcext:value-type="string">
            <text:p><text:a xlink:href="https://www.contractsfinder.service.gov.uk/Search/Results" xlink:type="simple">https://www.contractsfinder.service.gov.uk/Search/Result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trataciondelestado.e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ntrataciones.gov.p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ntrato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re.indianrailway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otcorp.org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pcle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PRI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ptu.gov.bd <text:s/></text:p>
          </table:table-cell>
          <table:table-cell table:style-name="ce4" office:value-type="string" calcext:value-type="string">
            <text:p><text:a xlink:href="https://cptu.gov.bd/contract-award/contract-award-list.html" xlink:type="simple">https://cptu.gov.bd/contract-award/contract-award-list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PT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PWD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cr.indianrailways.gov.in <text:s/></text:p>
          </table:table-cell>
          <table:table-cell table:style-name="ce4" office:value-type="string" calcext:value-type="string">
            <text:p><text:a xlink:href="https://cr.indianrailways.gov.in/awardTender_cpp.jsp" xlink:type="simple">https://cr.indianrailways.gov.in/awardTender_cpp.jsp</text:a> </text:p>
          </table:table-cell>
          <table:table-cell table:number-columns-repeated="62"/>
        </table:table-row>
        <table:table-row table:style-name="ro1">
          <table:table-cell table:style-name="Default" office:value-type="string" calcext:value-type="string">
            <text:p>crowncommercialservice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spc.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spdcl.co.in <text:s/></text:p>
          </table:table-cell>
          <table:table-cell table:style-name="ce6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ctc.gov.kw <text:s/></text:p>
          </table:table-cell>
          <table:table-cell table:style-name="ce4" office:value-type="string" calcext:value-type="string">
            <text:p><text:a xlink:href="https://capt.gov.kw/ar/tenders/winning-bids/" xlink:type="simple">https://capt.gov.kw/ar/tenders/winning-bids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tc.gov.qa <text:s/></text:p>
          </table:table-cell>
          <table:table-cell table:style-name="ce9" office:value-type="string" calcext:value-type="string">
            <text:p>site err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vpp.l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wc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CWC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AE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as.nh.go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authau.evn.v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cbids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dcsem.gov.in <text:s/></text:p>
          </table:table-cell>
          <table:table-cell table:style-name="ce4" office:value-type="string" calcext:value-type="string">
            <text:p><text:a xlink:href="http://dcsem.gov.in/home/view_notices" xlink:type="simple">http://dcsem.gov.in/home/view_notice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d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eendayalport.gov.in <text:s/></text:p>
          </table:table-cell>
          <table:table-cell table:style-name="ce9" office:value-type="string" calcext:value-type="string">
            <text:p>site err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i.g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elaware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emandstar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ewa.gov.ae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gsnd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gvc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ispositiondesbiens.gouv.qc.c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nh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offin.no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doitc.rajasthan.gov.in <text:s text:c="2"/></text:p>
          </table:table-cell>
          <table:table-cell table:style-name="ce4" office:value-type="string" calcext:value-type="string">
            <text:p><text:a xlink:href="https://doitc.rajasthan.gov.in/_layouts/15/Doitc/User/ContentPage.aspx?Id=334&amp;LangID=English" xlink:type="simple">https://doitc.rajasthan.gov.in/_layouts/15/Doitc/User/ContentPage.aspx?Id=334&amp;LangID=English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r.gov.np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ozorro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psdae_gov <text:s/></text:p>
          </table:table-cell>
          <table:table-cell table:style-name="ce6">
            <office:annotation draw:style-name="gr3" draw:text-style-name="P4" svg:width="82.18pt" svg:height="51pt" svg:x="499.55pt" svg:y="2496.67pt" draw:caption-point-x="-17.29pt" draw:caption-point-y="42.8pt">
              <dc:date>2019-12-13T00:00:00</dc:date>
              <text:p text:style-name="P3"><text:span text:style-name="T3"><text:s/></text:span><text:span text:style-name="T3">maintainance</text:span></text:p>
            </office:annotation>
          </table:table-cell>
          <table:table-cell table:number-columns-repeated="62"/>
        </table:table-row>
        <table:table-row table:style-name="ro1">
          <table:table-cell office:value-type="string" calcext:value-type="string">
            <text:p>DRDO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dtl.gov.in <text:s/></text:p>
          </table:table-cell>
          <table:table-cell table:style-name="ce4" office:value-type="string" calcext:value-type="string">
            <text:p><text:a xlink:href="http://dtl.gov.in/content/32_1_Contracts.aspx" xlink:type="simple">http://dtl.gov.in/content/32_1_Contracts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urban.gov.z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vc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dwrcymru-welshwate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-avrop.com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-licitatie.ro <text:s/></text:p>
          </table:table-cell>
          <table:table-cell table:style-name="ce4" office:value-type="string" calcext:value-type="string">
            <text:p><text:a xlink:href="http://e-licitatie.ro/Public/Common/Content.aspx?f=PublicHomePage" xlink:type="simple">http://e-licitatie.ro/Public/Common/Content.aspx?f=PublicHomePage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-marches06.fr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-nabavki.gov.mk <text:s/></text:p>
          </table:table-cell>
          <table:table-cell table:style-name="ce4" office:value-type="string" calcext:value-type="string">
            <text:p><text:a xlink:href="https://e-nabavki.gov.mk/PublicAccess/home.aspx#/contracts/0" xlink:type="simple">https://e-nabavki.gov.mk/PublicAccess/home.aspx#/contracts/0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-przetargi.pl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astcoastrail.indianrailways.g <text:s/></text:p>
          </table:table-cell>
          <table:table-cell table:style-name="ce4" office:value-type="string" calcext:value-type="string">
            <text:p><text:a xlink:href="https://eastcoastrail.indianrailways.gov.in/awardTender_cpp.jsp?lang=0&amp;id=0,3" xlink:type="simple">https://eastcoastrail.indianrailways.gov.in/awardTender_cpp.jsp?lang=0&amp;id=0,3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biz.khnp.co.kr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brd.com <text:s/></text:p>
          </table:table-cell>
          <table:table-cell table:style-name="ce4" office:value-type="string" calcext:value-type="string">
            <text:p><text:a xlink:href="https://www.ebrd.com/work-with-us/procurement/project-procurement/contract-awards-notification.html" xlink:type="simple">https://www.ebrd.com/work-with-us/procurement/project-procurement/contract-awards-notification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business.kockw.com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cil.co.in <text:s/></text:p>
          </table:table-cell>
          <table:table-cell table:style-name="ce4" office:value-type="string" calcext:value-type="string">
            <text:p><text:a xlink:href="http://www.ecil.co.in/awards.html" xlink:type="simple">http://www.ecil.co.in/awards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CL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cr.indianrailways.gov.in <text:s/></text:p>
          </table:table-cell>
          <table:table-cell table:style-name="ce4" office:value-type="string" calcext:value-type="string">
            <text:p><text:a xlink:href="https://ecr.indianrailways.gov.in/awardTender_cpp.jsp?lang=0&amp;id=0,3" xlink:type="simple">https://ecr.indianrailways.gov.in/awardTender_cpp.jsp?lang=0&amp;id=0,3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dudbc.gov.np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ep.mitwork.kz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gp.gov.bt <text:s/></text:p>
          </table:table-cell>
          <table:table-cell table:style-name="ce4" office:value-type="string" calcext:value-type="string">
            <text:p><text:a xlink:href="https://www.egp.gov.bt/resources/common/ContractListing.jsp" xlink:type="simple">https://www.egp.gov.bt/resources/common/ContractListing.js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jn.gov.b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kap.kik.gov.t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lan.gov.s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lcot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letronuclear_gov.b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lteza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marketplace.state.pa.us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mma.maryland.gov <text:s/></text:p>
          </table:table-cell>
          <table:table-cell table:style-name="ce4" office:value-type="string" calcext:value-type="string">
            <text:p><text:a xlink:href="https://dgs.maryland.gov/Pages/Procurement/BidsAwards.aspx" xlink:type="simple">https://dgs.maryland.gov/Pages/Procurement/BidsAwards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msd.gov.hk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narocanje.si <text:s/></text:p>
          </table:table-cell>
          <table:table-cell table:style-name="ce4" office:value-type="string" calcext:value-type="string">
            <text:p><text:a xlink:href="https://www.emsd.gov.hk/en/tenders_contracts_and_consultancies/tender_notices/award_of_tender/index.html?y=2014&amp;m=6" xlink:type="simple">https://www.emsd.gov.hk/en/tenders_contracts_and_consultancies/tender_notices/award_of_tender/index.html?y=2014&amp;m=6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ot.publicprocurement.be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eojn.nn.h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.penang.gov.my <text:s/></text:p>
          </table:table-cell>
          <table:table-cell table:style-name="ce9">
            <office:annotation draw:style-name="gr3" draw:text-style-name="P4" svg:width="82.18pt" svg:height="51pt" svg:x="499.55pt" svg:y="2952.06pt" draw:caption-point-x="-17.29pt" draw:caption-point-y="42.8pt">
              <dc:date>2019-12-13T00:00:00</dc:date>
              <text:p text:style-name="P3"><text:span text:style-name="T3">Pending </text:span></text:p>
            </office:annotation>
          </table:table-cell>
          <table:table-cell table:number-columns-repeated="62"/>
        </table:table-row>
        <table:table-row table:style-name="ro1">
          <table:table-cell office:value-type="string" calcext:value-type="string">
            <text:p>epfindia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ortal.nspa.nato.in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.bihar.gov.in <text:s/></text:p>
          </table:table-cell>
          <table:table-cell table:style-name="ce9" office:value-type="string" calcext:value-type="string">
            <text:p>site err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proc.cgstate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.esdm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.hal-india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.karnatak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.nlcindia.com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proc.ntc.net.np <text:s/></text:p>
          </table:table-cell>
          <table:table-cell table:style-name="ce4" office:value-type="string" calcext:value-type="string">
            <text:p><text:a xlink:href="http://eproc.ntc.net.np/search_result.php" xlink:type="simple">http://eproc.ntc.net.np/search_result.ph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proc.presidentofnepal.gov.np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.punjab.gov.pk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.rajasthan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pbpwd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procure.gov.bd <text:s/></text:p>
          </table:table-cell>
          <table:table-cell table:style-name="ce4" office:value-type="string" calcext:value-type="string">
            <text:p><text:a xlink:href="https://www.eprocure.gov.bd/resources/common/SearchNOA.jsp" xlink:type="simple">https://www.eprocure.gov.bd/resources/common/SearchNOA.jsp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eprocure.isro.gov.in <text:s/></text:p>
          </table:table-cell>
          <table:table-cell table:style-name="ce4" office:value-type="string" calcext:value-type="string">
            <text:p><text:a xlink:href="https://eprocure.isro.gov.in/viewpages/viewtenderawardlist.asp" xlink:type="simple">https://eprocure.isro.gov.in/viewpages/viewtenderawardlist.as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procurebel.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gov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grse.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gsl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hsl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mdl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ment.chip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ment.gov.cy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procurement.gov.tl <text:s/></text:p>
          </table:table-cell>
          <table:table-cell table:style-name="ce4" office:value-type="string" calcext:value-type="string">
            <text:p>http://eprocurement.gov.tl/awards/lis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procureme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midhani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rocurentpc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pu.com.ua <text:s/></text:p>
          </table:table-cell>
          <table:table-cell table:style-name="ce9">
            <office:annotation draw:style-name="gr3" draw:text-style-name="P4" svg:width="82.18pt" svg:height="51pt" svg:x="499.55pt" svg:y="3338.48pt" draw:caption-point-x="-17.29pt" draw:caption-point-y="42.8pt">
              <dc:date>2019-12-13T00:00:00</dc:date>
              <text:p text:style-name="P3"><text:span text:style-name="T3">Navigation Problem</text:span></text:p>
            </office:annotation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er.indianrailways.gov.in <text:s/></text:p>
          </table:table-cell>
          <table:table-cell table:style-name="ce4" office:value-type="string" calcext:value-type="string">
            <text:p><text:a xlink:href="https://er.indianrailways.gov.in/view_section.jsp?fontColor=black&amp;backgroundColor=LIGHTSTEELBLUE&amp;lang=0&amp;id=0,3,1801" xlink:type="simple">https://er.indianrailways.gov.in/view_section.jsp?fontColor=black&amp;backgroundColor=LIGHTSTEELBLUE&amp;lang=0&amp;id=0,3,1801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ic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sichospital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sk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supply.dubai.gov.ae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.goa.gov.in <text:s/></text:p>
          </table:table-cell>
          <table:table-cell table:style-name="ce23"/>
          <table:table-cell table:number-columns-repeated="62"/>
        </table:table-row>
        <table:table-row table:style-name="ro1">
          <table:table-cell office:value-type="string" calcext:value-type="string">
            <text:p>etender.mtnl.net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.punjabgovt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.up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ing.tenderboard.gov.bh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ing.tenderboard.gov.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s.chd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s.dpsdae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s.gov.eg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tenders.gov.ie <text:s/></text:p>
          </table:table-cell>
          <table:table-cell table:style-name="ce4" office:value-type="string" calcext:value-type="string">
            <text:p><text:a xlink:href="https://ogp.gov.ie/contract-awards-for-standalone-mini-competitions/" xlink:type="simple">https://ogp.gov.ie/contract-awards-for-standalone-mini-competitions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s.gov.mt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tenders.gov.za <text:s/></text:p>
          </table:table-cell>
          <table:table-cell table:style-name="ce4" office:value-type="string" calcext:value-type="string">
            <text:p><text:a xlink:href="https://etenders.treasury.gov.za/content/awarded-tenders" xlink:type="simple">https://etenders.treasury.gov.za/content/awarded-tender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tenders.hry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s.keral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endersni.gov.uk <text:s/></text:p>
          </table:table-cell>
          <table:table-cell table:style-name="ce23"/>
          <table:table-cell table:number-columns-repeated="62"/>
        </table:table-row>
        <table:table-row table:style-name="ro1">
          <table:table-cell office:value-type="string" calcext:value-type="string">
            <text:p>etenderwales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thiopiaconstruction.com <text:s/></text:p>
          </table:table-cell>
          <table:table-cell table:style-name="ce4" office:value-type="string" calcext:value-type="string">
            <text:p><text:a xlink:href="https://ethiopiaconstruction.com/?s=contract+award" xlink:type="simple">https://ethiopiaconstruction.com/?s=contract+awar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thiotelecom.e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p-micex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p.zakupki.com.u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pgaz.gazprombank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pgpb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prf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etzp.rzd.ru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va.virginia.gov <text:s/></text:p>
          </table:table-cell>
          <table:table-cell table:style-name="ce4" office:value-type="string" calcext:value-type="string">
            <text:p><text:a xlink:href="https://m.vendor.epro.cgipdc.com/Vendor/public/AllOpportunities?status=Awarded&amp;category=Construction" xlink:type="simple">https://m.vendor.epro.cgipdc.com/Vendor/public/AllOpportunities?status=Awarded&amp;category=Construction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vergabe-online.de <text:s text:c="2"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evergabe.nrw.de <text:s/></text:p>
          </table:table-cell>
          <table:table-cell table:style-name="ce4" office:value-type="string" calcext:value-type="string">
            <text:p>https://www.evergabe.nrw.de/VMPCenter/company/welcome.do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abrikant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FakultninemocniceOstrava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fci.gov.in <text:s/></text:p>
          </table:table-cell>
          <table:table-cell table:style-name="ce4" office:value-type="string" calcext:value-type="string">
            <text:p><text:a xlink:href="http://fci.gov.in/award_tenders.php" xlink:type="simple">http://fci.gov.in/award_tenders.php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fco.bravosolution.co.uk <text:s/></text:p>
          </table:table-cell>
          <table:table-cell table:style-name="ce4" office:value-type="string" calcext:value-type="string">
            <text:p><text:a xlink:href="https://www.gov.uk/government/publications/the-public-sector-contract-framework-award-form" xlink:type="simple">https://www.gov.uk/government/publications/the-public-sector-contract-framework-award-form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ea.com.fj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FedBiz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fsnl.nic.in <text:s/></text:p>
          </table:table-cell>
          <table:table-cell table:style-name="ce4" office:value-type="string" calcext:value-type="string">
            <text:p><text:a xlink:href="http://www.fsnl.co.in/awards.php" xlink:type="simple">http://www.fsnl.co.in/awards.ph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2b.go.kr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gailtenders.in <text:s/></text:p>
          </table:table-cell>
          <table:table-cell table:style-name="ce4" office:value-type="string" calcext:value-type="string">
            <text:p><text:a xlink:href="https://gailtenders.in/Gailtenders/admin/AOC_param.asp" xlink:type="simple">https://gailtenders.in/Gailtenders/admin/AOC_param.as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biz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em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eneralservices.state.nm.us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Gets <text:s/></text:p>
          </table:table-cell>
          <table:table-cell table:style-name="ce4" office:value-type="string" calcext:value-type="string">
            <text:p><text:a xlink:href="https://www.gets.govt.nz/ExternalAwardedTenderList.htm" xlink:type="simple">https://www.gets.govt.nz/ExternalAwardedTenderList.htm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hmc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gldpcms.gov.hk <text:s/></text:p>
          </table:table-cell>
          <table:table-cell table:style-name="ce4" office:value-type="string" calcext:value-type="string">
            <text:p><text:a xlink:href="https://pcms2.gld.gov.hk/iprod/#/scn00101" xlink:type="simple">https://pcms2.gld.gov.hk/iprod/#/scn00101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goa.gov.in <text:s/></text:p>
          </table:table-cell>
          <table:table-cell table:style-name="ce4" office:value-type="string" calcext:value-type="string">
            <text:p><text:a xlink:href="https://goa.gov.in/?s=contract+award" xlink:type="simple">https://goa.gov.in/?s=contract+awar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oszakup.gov.kz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oszakupki.b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ov.il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ov.pe.c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govtprocurement.delhi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gpa.gov.nl.ca <text:s/></text:p>
          </table:table-cell>
          <table:table-cell table:style-name="ce4" office:value-type="string" calcext:value-type="string">
            <text:p><text:a xlink:href="https://www.gpa.gov.nl.ca/tenders/awarded.html" xlink:type="simple">https://www.gpa.gov.nl.ca/tenders/awarded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pp.ppda.go.u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rants.gov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grse.nic.in <text:s/></text:p>
          </table:table-cell>
          <table:table-cell table:style-name="ce4" office:value-type="string" calcext:value-type="string">
            <text:p><text:a xlink:href="http://www.grse.in/index.php/achievements/raksha-mantri-s-best-performing-shipyard-awards.html" xlink:type="simple">http://www.grse.in/index.php/achievements/raksha-mantri-s-best-performing-shipyard-awards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sd.gov.jo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si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SIDC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15" office:value-type="string" calcext:value-type="string">
            <text:p>guatecompras.gt </text:p>
          </table:table-cell>
          <table:table-cell table:style-name="ce9" office:value-type="string" calcext:value-type="string">
            <text:p>site error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gujaratinformation.net 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uvn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gzalt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ankintailmoitukset.fi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aryanaeprocurement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aryanapwd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iepro.ehawaii.go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il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indpape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industancopper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mrl.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onduCompra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ongkongairport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pcl.co_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pgcl.org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piph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p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pw.qld.gov.a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sccltd.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SCC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hsiidc.haryanaeprocurement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hudco.org <text:s/></text:p>
          </table:table-cell>
          <table:table-cell table:style-name="ce4" office:value-type="string" calcext:value-type="string">
            <text:p><text:a xlink:href="https://hudco.org//Site/FormTemplete/frmTemp1PLargeTC1C.aspx?MnId=10&amp;ParentID=307" xlink:type="simple">https://hudco.org//Site/FormTemplete/frmTemp1PLargeTC1C.aspx?MnId=10&amp;ParentID=307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vpn.org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iadb.org <text:s/></text:p>
          </table:table-cell>
          <table:table-cell table:style-name="ce4" office:value-type="string" calcext:value-type="string">
            <text:p><text:a xlink:href="https://www.iadb.org/en/awarded-contracts?query%5Bkeyword%5D=&amp;query%5BselectMCountry%5D=&amp;query%5BselectACountry%5D=&amp;query%5BProjectNumber%5D=&amp;query%5BcontactRef%5D=&amp;query%5BdateFrom%5D=&amp;query%5BdateTo%5D=&amp;query%5Bchoose_one%5D=goods_works&amp;query%5BselectCivilWorks%5D=&amp;query%5BselectEquipOthers%5D=&amp;query%5BselectAServices%5D=&amp;query%5BselectSectors%5D=" xlink:type="simple">https://www.iadb.org/en/awarded-contracts?query%5Bkeyword%5D=&amp;query%5BselectMCountry%5D=&amp;query%5BselectACountry%5D=&amp;query%5BProjectNumber%5D=&amp;query%5BcontactRef%5D=&amp;query%5BdateFrom%5D=&amp;query%5BdateTo%5D=&amp;query%5Bchoose_one%5D=goods_works&amp;query%5BselectCivilWorks%5D=&amp;query%5BselectEquipOthers%5D=&amp;query%5BselectAServices%5D=&amp;query%5BselectSectors%5D=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iari.res.in <text:s/></text:p>
          </table:table-cell>
          <table:table-cell table:style-name="ce4" office:value-type="string" calcext:value-type="string">
            <text:p><text:a xlink:href="https://www.iari.res.in/index.php?option=com_content&amp;view=article&amp;id=510&amp;Itemid=1069" xlink:type="simple">https://www.iari.res.in/index.php?option=com_content&amp;view=article&amp;id=510&amp;Itemid=1069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cao.in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cetrade.b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daho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d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dup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ec.co.il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igcar.gov.in <text:s/></text:p>
          </table:table-cell>
          <table:table-cell table:style-name="ce4" office:value-type="string" calcext:value-type="string">
            <text:p><text:a xlink:href="http://www.igcar.gov.in/igc2004/awd.htm" xlink:type="simple">http://www.igcar.gov.in/igc2004/awd.htm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cindore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n.go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ncometaxindi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ndianrailway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ndustry.gov.iq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nfosicoe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OCLetender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om.in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pr.res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ps.state.nc.us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IRCON <text:s/></text:p>
          </table:table-cell>
          <table:table-cell table:style-name="ce4" office:value-type="string" calcext:value-type="string">
            <text:p><text:a xlink:href="https://www.ircon.org/index.php?option=com_content&amp;view=article&amp;id=47&amp;Itemid=418&amp;lang=en#" xlink:type="simple">https://www.ircon.org/index.php?option=com_content&amp;view=article&amp;id=47&amp;Itemid=418&amp;lang=en#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irel.co.in <text:s/></text:p>
          </table:table-cell>
          <table:table-cell table:style-name="ce4" office:value-type="string" calcext:value-type="string">
            <text:p><text:a xlink:href="http://irel.co.in/content/1501_3_AwardsAchievements.aspx" xlink:type="simple">http://irel.co.in/content/1501_3_AwardsAchievements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REP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rrigation.telangan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rrigationap.cgg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RSDC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sdb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sro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SRO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tiltd-india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iub.gov.lv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jaipurmc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JetroJp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JharkhandTender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jkr.sarawak.gov.m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jktende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jmcjammu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jnport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ali.b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aparenergy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entucky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eral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eralapwd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ioclltd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kesh.med.s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kj.go.jp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ku.ac.th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mc.gos.pk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mdaonline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ochimetro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olkatapolice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olkataporttrust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ozbeszerzes.h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rpp.rks-gov.ne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seb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kwsa.pl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akshadweep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esco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ethbridge.bidsandtenders.ca <text:s/></text:p>
          </table:table-cell>
          <table:table-cell table:style-name="ce6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lgtenderbox.com.au <text:s/></text:p>
          </table:table-cell>
          <table:table-cell table:style-name="ce4" office:value-type="string" calcext:value-type="string">
            <text:p><text:a xlink:href="https://www.lgtenderbox.com.au/tender/search?preset=awarded" xlink:type="simple">https://www.lgtenderbox.com.au/tender/search?preset=awarded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lgtenders.co.nz <text:s/></text:p>
          </table:table-cell>
          <table:table-cell table:style-name="ce4" office:value-type="string" calcext:value-type="string">
            <text:p><text:a xlink:href="https://www.lgtenders.co.nz/" xlink:type="simple">https://www.lgtenders.co.nz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citacao.sanepar.com.br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licitacoes-e.com.br <text:s/></text:p>
          </table:table-cell>
          <table:table-cell table:style-name="ce4" office:value-type="string" calcext:value-type="string">
            <text:p><text:a xlink:href="https://www.licitacoes-e.com.br/aop/coringa.aop?opcao=paginaCoringa&amp;numeroRegistro=14" xlink:type="simple">https://www.licitacoes-e.com.br/aop/coringa.aop?opcao=paginaCoringa&amp;numeroRegistro=14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citamai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ifecarehl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mrc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-kaltara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203.130.195.99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aceh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babel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bali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banten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bengkulu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dephub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depkes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gorontalo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jabar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jakarta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jambi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jateng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jatim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jogja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kalbarprov.go.id <text:s text:c="2"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kalsel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kalteng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kaltim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kemenkeu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kepri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lampung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lkpp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maluku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ntb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ntt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papua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pu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riau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erangkota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ulbar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ulsel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ultra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ulut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umbar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umsel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pse.sumutprov.go.i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sgkeral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lukoil.ru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f.gov.om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ahadiscom.com <text:s/></text:p>
          </table:table-cell>
          <table:table-cell table:style-name="ce4" office:value-type="string" calcext:value-type="string">
            <text:p><text:a xlink:href="https://www.mahadiscom.in/awards/" xlink:type="simple">https://www.mahadiscom.in/awards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hammb.maharashtr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ahapwd.com <text:s/></text:p>
          </table:table-cell>
          <table:table-cell table:style-name="ce4" office:value-type="string" calcext:value-type="string">
            <text:p><text:a xlink:href="http://mahapwd.com/news/csiaward.htm" xlink:type="simple">http://mahapwd.com/news/csiaward.htm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harashtra.etenders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aharashtra.gov.in <text:s/></text:p>
          </table:table-cell>
          <table:table-cell table:style-name="ce4" office:value-type="string" calcext:value-type="string">
            <text:p><text:a xlink:href="https://www.maharashtra.gov.in/1133/Awards" xlink:type="simple">https://www.maharashtra.gov.in/1133/Award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ha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hatrans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idcmumbai.com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aine.gov <text:s/></text:p>
          </table:table-cell>
          <table:table-cell table:style-name="ce4" office:value-type="string" calcext:value-type="string">
            <text:p><text:a xlink:href="https://www.maine.gov/mdot/contractors/awarded/" xlink:type="simple">https://www.maine.gov/mdot/contractors/awarded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nipur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rches-publics.bj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rches-publics.gouv.f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rches.maximilien.fr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rches.megalisbretagne.org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rchespublics.cfwb.be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15" office:value-type="string" calcext:value-type="string">
            <text:p>marchespublics.gov.ma 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rchesPublics.gov.t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archespublics.sn <text:s/></text:p>
          </table:table-cell>
          <table:table-cell table:style-name="ce4" office:value-type="string" calcext:value-type="string">
            <text:p><text:a xlink:href="http://www.marchespublics.sn/index.php?option=com_attribution&amp;task=listeavisattribution&amp;Itemid=203" xlink:type="simple">http://www.marchespublics.sn/index.php?option=com_attribution&amp;task=listeavisattribution&amp;Itemid=203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rylandbid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assbids.ne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cf.indianrailway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cgm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cl.gov.in <text:s/></text:p>
          </table:table-cell>
          <table:table-cell table:style-name="ce4" office:value-type="string" calcext:value-type="string">
            <text:p><text:a xlink:href="http://www.mahanadicoal.in/Tenders/tender_award.php" xlink:type="simple">http://www.mahanadicoal.in/Tenders/tender_award.ph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cl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econlimited.co.in <text:s/></text:p>
          </table:table-cell>
          <table:table-cell table:style-name="ce4" office:value-type="string" calcext:value-type="string">
            <text:p><text:a xlink:href="http://meconlimited.co.in/Home.aspx" xlink:type="simple">http://meconlimited.co.in/Home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ghalay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eghalaya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eity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ercadopublico.cl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ercurycommerce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erx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e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hada.gov.in <text:s/></text:p>
          </table:table-cell>
          <table:table-cell table:style-name="ce4" office:value-type="string" calcext:value-type="string">
            <text:p><text:a xlink:href="https://mhada.gov.in/en/awards-and-certificates" xlink:type="simple">https://mhada.gov.in/en/awards-and-certificate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huv.gov.dz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ichiganbids.ne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inisterstvoObrany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issouri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issouribuys.mo.gov <text:s/></text:p>
          </table:table-cell>
          <table:table-cell table:style-name="ce4" office:value-type="string" calcext:value-type="string">
            <text:p><text:a xlink:href="https://missouribuys.mo.gov/contractboard" xlink:type="simple">https://missouribuys.mo.gov/contractboar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zoram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m.gov.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md.admin.state.mn.us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MRC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mrda.maharashtra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f.gov.ae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il.nic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ithau.net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nafasat.etimad.s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ntanabids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rth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sselbay.gov.za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ot.gov.iq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pakasi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pcz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peprocurement.com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pez.co.in <text:s/></text:p>
          </table:table-cell>
          <table:table-cell table:style-name="ce4" office:value-type="string" calcext:value-type="string">
            <text:p><text:a xlink:href="http://www.mpez.co.in/portal/Jabalpur_home.portal?_nfpb=true&amp;_pageLabel=abtUs_Awards_jbl" xlink:type="simple">http://www.mpez.co.in/portal/Jabalpur_home.portal?_nfpb=true&amp;_pageLabel=abtUs_Awards_jb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phousing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ppmcl.com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ptenders.gov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ptgoa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mptransco.in <text:s/></text:p>
          </table:table-cell>
          <table:table-cell table:style-name="ce4" office:value-type="string" calcext:value-type="string">
            <text:p><text:a xlink:href="http://mptransco.in/AboutUs/companyawards" xlink:type="simple">http://mptransco.in/AboutUs/companyaward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PT_Tenderwizard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pwz.co.in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rc.oil.gov.iq <text:s/></text:p>
          </table:table-cell>
          <table:table-cell table:style-name="ce6"/>
          <table:table-cell table:number-columns-repeated="62"/>
        </table:table-row>
        <table:table-row table:style-name="ro1">
          <table:table-cell office:value-type="string" calcext:value-type="string">
            <text:p>mrpl.co.in <text:s/>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4" office:value-type="string" calcext:value-type="string">
            <text:p>mrvc.indianrailways.gov.in <text:s/></text:p>
          </table:table-cell>
          <table:table-cell table:style-name="ce4" office:value-type="string" calcext:value-type="string">
            <text:p><text:a xlink:href="https://mrvc.indianrailways.gov.in/view_section.jsp?lang=0&amp;id=0,299,441" xlink:type="simple">https://mrvc.indianrailways.gov.in/view_section.jsp?lang=0&amp;id=0,299,441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s.gov <text:s/></text:p>
          </table:table-cell>
          <table:table-cell table:style-name="ce4" office:value-type="string" calcext:value-type="string">
            <text:p><text:a xlink:href="https://www.its.ms.gov/Procurement/Pages/Procurement-Award.aspx" xlink:type="simple">https://www.its.ms.gov/Procurement/Pages/Procurement-Award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srdc.org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mstcindia.co.in <text:s/></text:p>
          </table:table-cell>
          <table:table-cell table:style-name="ce4" office:value-type="string" calcext:value-type="string">
            <text:p><text:a xlink:href="https://mstcindia.co.in/contenthindi/awardshindi.aspx" xlink:type="simple">https://mstcindia.co.in/contenthindi/awardshindi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tender.gov.md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mtp.indianrailways.gov.in <text:s/></text:p>
          </table:table-cell>
          <table:table-cell table:style-name="ce4" office:value-type="string" calcext:value-type="string">
            <text:p><text:a xlink:href="https://mtp.indianrailways.gov.in/view_section.jsp?fontColor=black&amp;backgroundColor=LIGHTSTEELBLUE&amp;lang=0&amp;id=0,3,323,343" xlink:type="simple">https://mtp.indianrailways.gov.in/view_section.jsp?fontColor=black&amp;backgroundColor=LIGHTSTEELBLUE&amp;lang=0&amp;id=0,3,323,343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asamcong.mpi.gov.v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mumbaiport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mvvnl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myanmar.gov.m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mybusiness.singtel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myflorida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myprocurement.treasury.gov.my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abavke.beoelektrane.rs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aftan.by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agalandtenders.gov.in <text:s/></text:p>
          </table:table-cell>
          <table:table-cell table:style-name="ce24" office:value-type="string" calcext:value-type="string">
            <text:p>web issu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alcoindia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ationalfertilizers.com <text:s/></text:p>
          </table:table-cell>
          <table:table-cell table:style-name="ce4" office:value-type="string" calcext:value-type="string">
            <text:p><text:a xlink:href="https://nalcoindia.com/pre-rel/navaratna-of-the-year-award-for-nalco/" xlink:type="simple">https://nalcoindia.com/pre-rel/navaratna-of-the-year-award-for-nalco/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navaraipuratalnagar.com <text:s/></text:p>
          </table:table-cell>
          <table:table-cell table:style-name="ce4" office:value-type="string" calcext:value-type="string">
            <text:p><text:a xlink:href="https://navaraipuratalnagar.com/wps/portal/nrda/about-nrda/awards/!ut/p/z1/04_Sj9CPykssy0xPLMnMz0vMAfIjo8ziPTxcDAxMTIz8LAzdDQ0C3QMCwlxDA4xMgs31w9EUmHkbAxWYe1t4elgYOfoY6UeRph9FgYGrCXH6DXAARwPC-qPQlGD6AJ8ZYCeCFeBxQ0FuaGiEQaYnAPUjVVM!/dz/d5/L2dBISEvZ0FBIS9nQSEh/" xlink:type="simple">https://navaraipuratalnagar.com/wps/portal/nrda/about-nrda/awards/!ut/p/z1/04_Sj9CPykssy0xPLMnMz0vMAfIjo8ziPTxcDAxMTIz8LAzdDQ0C3QMCwlxDA4xMgs31w9EUmHkbAxWYe1t4elgYOfoY6UeRph9FgYGrCXH6DXAARwPC-qPQlGD6AJ8ZYCeCFeBxQ0FuaGiEQaYnAPUjVVM!/dz/d5/L2dBISEvZ0FBIS9nQSEh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avodki.ru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BCC_Tenderwizard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bon-rpanb.gnb.c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cr.indianrailways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dmc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ea.org.np <text:s/></text:p>
          </table:table-cell>
          <table:table-cell table:style-name="ce4" office:value-type="string" calcext:value-type="string">
            <text:p><text:a xlink:href="https://nea.org.np/award_of_contract" xlink:type="simple">https://nea.org.np/award_of_contract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braskabids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epalarmy.mil.np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er.indianrailways.gov.in <text:s/></text:p>
          </table:table-cell>
          <table:table-cell table:style-name="ce4" office:value-type="string" calcext:value-type="string">
            <text:p><text:a xlink:href="https://ner.indianrailways.gov.in/awardTender_cpp.jsp?lang=0&amp;id=0,3" xlink:type="simple">https://ner.indianrailways.gov.in/awardTender_cpp.jsp?lang=0&amp;id=0,3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vadaepro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ewhampshirebids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ewjerseybids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ewyorkbids.net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fc.gov.in <text:s/></text:p>
          </table:table-cell>
          <table:table-cell table:style-name="ce4" office:value-type="string" calcext:value-type="string">
            <text:p><text:a xlink:href="https://www.nfc.gov.in/awards.html" xlink:type="simple">https://www.nfc.gov.in/awards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fr.indianrailways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Default" office:value-type="string" calcext:value-type="string">
            <text:p>nfrcon.org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hai.org <text:s/></text:p>
          </table:table-cell>
          <table:table-cell table:style-name="ce4" office:value-type="string" calcext:value-type="string">
            <text:p><text:a xlink:href="https://nhai.gov.in/bid-awarded-in-year.htm" xlink:type="simple">https://nhai.gov.in/bid-awarded-in-year.htm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hidcl.com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hpcindia.com <text:s/></text:p>
          </table:table-cell>
          <table:table-cell table:style-name="ce4" office:value-type="string" calcext:value-type="string">
            <text:p><text:a xlink:href="http://www.nhpcindia.com/Default.aspx?id=353&amp;lg=eng&amp;" xlink:type="simple">http://www.nhpcindia.com/Default.aspx?id=353&amp;lg=eng&amp;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hssourcing.co.uk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ib.gov.in <text:s/></text:p>
          </table:table-cell>
          <table:table-cell table:style-name="ce4" office:value-type="string" calcext:value-type="string">
            <text:p><text:a xlink:href="http://nib.gov.in/Bid%20Awards.html" xlink:type="simple">http://nib.gov.in/Bid%20Awards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icaraguacompra.gob.ni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igerianports.gov.ng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iser.ac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ITS_Tenderwizard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mdc.co.in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ova_scotia <text:s/></text:p>
          </table:table-cell>
          <table:table-cell table:style-name="ce4" office:value-type="string" calcext:value-type="string">
            <text:p><text:a xlink:href="https://procurement.novascotia.ca/ns-tenders.aspx" xlink:type="simple">https://procurement.novascotia.ca/ns-tenders.aspx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NPA <text:s/></text:p>
          </table:table-cell>
          <table:table-cell table:style-name="ce4" office:value-type="string" calcext:value-type="string">
            <text:p><text:a xlink:href="http://legacy.npa.gov.af/Beta/English/ProcuringEntities/AC.aspx" xlink:type="simple">http://legacy.npa.gov.af/Beta/English/ProcuringEntities/AC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pcil.etenders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procure.com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r.indianrailways.gov.in <text:s/></text:p>
          </table:table-cell>
          <table:table-cell table:style-name="ce4" office:value-type="string" calcext:value-type="string">
            <text:p><text:a xlink:href="https://nr.indianrailways.gov.in/awardTender_cpp.jsp?lang=0&amp;id=0,3" xlink:type="simple">https://nr.indianrailways.gov.in/awardTender_cpp.jsp?lang=0&amp;id=0,3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nrl.co.in <text:s/></text:p>
          </table:table-cell>
          <table:table-cell table:style-name="ce4" office:value-type="string" calcext:value-type="string">
            <text:p><text:a xlink:href="https://www.nrl.co.in/1Awards-and-accolades1" xlink:type="simple">https://www.nrl.co.in/1Awards-and-accolades1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sdctg.navy.mil.bd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sic.co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sw.gov.au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tcltd.org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NTPC <text:s/></text:p>
          </table:table-cell>
          <table:table-cell table:style-name="ce4" office:value-type="string" calcext:value-type="string">
            <text:p><text:a xlink:href="https://www.ntpc.co.in/en/recognitions-awards" xlink:type="simple">https://www.ntpc.co.in/en/recognitions-award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wr.indianrailways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nyspro.ogs.ny.gov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disha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dishaconstruction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ofbeproc.gov.in <text:s/></text:p>
          </table:table-cell>
          <table:table-cell table:style-name="ce4" office:value-type="string" calcext:value-type="string">
            <text:p><text:a xlink:href="https://ofbeproc.gov.in:5002/scripts/openAreaAwd.do?eventFlag=ShowPage" xlink:type="simple">https://ofbeproc.gov.in:5002/scripts/openAreaAwd.do?eventFlag=ShowPage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hpcltd.com <text:s/></text:p>
          </table:table-cell>
          <table:table-cell table:style-name="ce4" office:value-type="string" calcext:value-type="string">
            <text:p><text:a xlink:href="http://ohpcltd.com/#" xlink:type="simple">http://ohpcltd.com/#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il.gov.iq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oil_india.com <text:s/></text:p>
          </table:table-cell>
          <table:table-cell table:style-name="ce4" office:value-type="string" calcext:value-type="string">
            <text:p><text:a xlink:href="https://oil-india.com/1Awards-and-accolades1" xlink:type="simple">https://oil-india.com/1Awards-and-accolades1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k.gov 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lomouckykraj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ngcvidesh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nline.mod.gov.il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nlinecontract.ru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ntariotenders.bravosolution.c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pba.c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pen-tender.com.u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penprocurement.al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pentenders.online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PTCL_Tenderwizard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oregonbids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ac.org.pk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aew.gov.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anamacompra.gob.p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aradipport.gov.in <text:s/></text:p>
          </table:table-cell>
          <table:table-cell table:style-name="ce24" office:value-type="string" calcext:value-type="string">
            <text:p>web issu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wanhans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B_Tenderwizard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pcc.gov.tw <text:s/></text:p>
          </table:table-cell>
          <table:table-cell table:style-name="ce4" office:value-type="string" calcext:value-type="string">
            <text:p>https://www.pcc.gov.tw/Content_List.aspx?n=16D7DECD4329DFFC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dilin.com <text:s/></text:p>
          </table:table-cell>
          <table:table-cell table:style-name="ce4" office:value-type="string" calcext:value-type="string">
            <text:p><text:a xlink:href="https://pdilin.com/awards_recognition.php" xlink:type="simple">https://pdilin.com/awards_recognition.php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fcindia.com <text:s/></text:p>
          </table:table-cell>
          <table:table-cell table:style-name="ce4" office:value-type="string" calcext:value-type="string">
            <text:p><text:a xlink:href="https://pfcindia.com/Home/VS/37" xlink:type="simple">https://pfcindia.com/Home/VS/37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gimer.edu.in <text:s/></text:p>
          </table:table-cell>
          <table:table-cell table:style-name="ce4" office:value-type="string" calcext:value-type="string">
            <text:p><text:a xlink:href="http://pgimer.edu.in/PGIMER_PORTAL/PGIMERPORTAL/home.jsp" xlink:type="simple">http://pgimer.edu.in/PGIMER_PORTAL/PGIMERPORTAL/home.js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hed.haryanaeprocurement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hilgeps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irkimai.eviesiejipirkimai.lt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latform.zakupkipro.co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mc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mgsytenders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of.gov.pk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olyu.edu.hk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ortal.ujn.gov.rs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ortaldecompras.sc.gov.br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powergridindia.com <text:s/></text:p>
          </table:table-cell>
          <table:table-cell table:style-name="ce4" office:value-type="string" calcext:value-type="string">
            <text:p><text:a xlink:href="http://powergridindia.com/accolades-awards" xlink:type="simple">http://powergridindia.com/accolades-awards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pp.mof.gov.tw <text:s/></text:p>
          </table:table-cell>
          <table:table-cell table:style-name="ce4" office:value-type="string" calcext:value-type="string">
            <text:p><text:a xlink:href="https://ppp.mof.gov.tw/WWW/gta/act.aspx" xlink:type="simple">https://ppp.mof.gov.tw/WWW/gta/act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PR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pra.go.tz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prasindh.gov.pk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ps.go.kr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.gov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oad.ufscar.br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ocess3.gprocurement.go.th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ocontract.due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ocure.az.gov <text:s/>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4" office:value-type="string" calcext:value-type="string">
            <text:p>procure.ohio.gov <text:s/></text:p>
          </table:table-cell>
          <table:table-cell table:style-name="ce4" office:value-type="string" calcext:value-type="string">
            <text:p><text:a xlink:href="https://server7.kproxy.com/servlet/redirect.srv/saun/sxssa/ssgktgkj/p2/proc/awardedcontracts.asp" xlink:type="simple">https://server7.kproxy.com/servlet/redirect.srv/saun/sxssa/ssgktgkj/p2/proc/awardedcontracts.as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curement.gov.ge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ocurement.gov.jm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odapp2.seace.gob.pe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ozorro.gov.u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rzetargi.egospodarka.pl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spcl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stcl.org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tcul.org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ublic-bid.com.ua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ubliccontractsscotland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ublicprocurement.govmu.org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udutenders.gov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urchasing Connectio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urchasing.nv.gov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vvnl.org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wd.cg.nic.in <text:s/></text:p>
          </table:table-cell>
          <table:table-cell table:style-name="ce22"/>
          <table:table-cell table:number-columns-repeated="62"/>
        </table:table-row>
        <table:table-row table:style-name="ro1">
          <table:table-cell office:value-type="string" calcext:value-type="string">
            <text:p>pwd.gov.b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wd.rajasthan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WDPON_Tenderwizar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wdwb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z.25h8.auctio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qp.com.q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ailtelindia.com <text:s/></text:p>
          </table:table-cell>
          <table:table-cell table:style-name="ce4" office:value-type="string" calcext:value-type="string">
            <text:p><text:a xlink:href="https://www.railtelindia.com/profile/awards-and-accolades.html" xlink:type="simple">https://www.railtelindia.com/profile/awards-and-accolades.html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ailway.co.th <text:s/></text:p>
          </table:table-cell>
          <table:table-cell table:style-name="ce4" office:value-type="string" calcext:value-type="string">
            <text:p><text:a xlink:href="http://railway.co.th/AboutUs/Awards?value1=00DE5502B5AA7B42A92BE9FF953D8EBD0100000073D87D4CB7EE6F103A1808CACAA5232C47B69C692FD3B9E738CEB44485148130&amp;value2=00DE5502B5AA7B42A92BE9FF953D8EBD01000000F36B62232A10C3DAEC7A4995E2BBDDBD08D73079F17A2DB6D2415206FB6665BE" xlink:type="simple">http://railway.co.th/AboutUs/Awards?value1=00DE5502B5AA7B42A92BE9FF953D8EBD0100000073D87D4CB7EE6F103A1808CACAA5232C47B69C692FD3B9E738CEB44485148130&amp;value2=00DE5502B5AA7B42A92BE9FF953D8EBD01000000F36B62232A10C3DAEC7A4995E2BBDDBD08D73079F17A2DB6D2415206FB6665BE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ajwater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bi.org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cf.indianrailways.gov.in <text:s/></text:p>
          </table:table-cell>
          <table:table-cell table:style-name="ce4" office:value-type="string" calcext:value-type="string">
            <text:p><text:a xlink:href="https://rcf.indianrailways.gov.in/selectdate.jsp?lang=0&amp;id=0,299" xlink:type="simple">https://rcf.indianrailways.gov.in/selectdate.jsp?lang=0&amp;id=0,299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cfltd <text:s/></text:p>
          </table:table-cell>
          <table:table-cell table:style-name="ce4" office:value-type="string" calcext:value-type="string">
            <text:p><text:a xlink:href="http://www.rcfltd.com/tenderlist/details-of-awards-of-tenderscontracts" xlink:type="simple">http://www.rcfltd.com/tenderlist/details-of-awards-of-tenderscontracts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ecindia.nic.in <text:s/></text:p>
          </table:table-cell>
          <table:table-cell table:style-name="ce4" office:value-type="string" calcext:value-type="string">
            <text:p><text:a xlink:href="https://www.recindia.nic.in/awards" xlink:type="simple">https://www.recindia.nic.in/awards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egionofwaterloo.ca <text:s/></text:p>
          </table:table-cell>
          <table:table-cell table:style-name="ce4" office:value-type="string" calcext:value-type="string">
            <text:p><text:a xlink:href="https://www.regionofwaterloo.ca/en/regional-government/awards.aspx" xlink:type="simple">https://www.regionofwaterloo.ca/en/regional-government/awards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fp.c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hodeisland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ialtotenders.com.u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iigihanked.riik_ee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ites.com <text:s/></text:p>
          </table:table-cell>
          <table:table-cell table:style-name="ce4" office:value-type="string" calcext:value-type="string">
            <text:p><text:a xlink:href="https://rites.com/index.php?page=page&amp;id=66&amp;name=Contracts%20awarded%20&amp;mid=74" xlink:type="simple">https://rites.com/index.php?page=page&amp;id=66&amp;name=Contracts%20awarded%20&amp;mid=74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mc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p3-app1.aop.bg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sa.ro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sadf.gov.sa <text:s/></text:p>
          </table:table-cell>
          <table:table-cell table:style-name="ce28" office:value-type="string" calcext:value-type="string">
            <text:p>web issu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ts-tender.ru <text:s/>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ruraldevelopment.gov.z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wp.indianrailways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-tenders.co.z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barmatigas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i.org.in <text:s/>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SAIL <text:s/></text:p>
          </table:table-cell>
          <table:table-cell table:style-name="ce4" office:value-type="string" calcext:value-type="string">
            <text:p><text:a xlink:href="https://sail.co.in/company/awards-and-accolades" xlink:type="simple">https://sail.co.in/company/awards-and-accolade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ntafe.gob.ar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rasmilkfed.rajasthan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rawakenergy.com.my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sktenders.c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udiegp.s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berbank_ast.ru <text:s/>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sbi.co.in <text:s/></text:p>
          </table:table-cell>
          <table:table-cell table:style-name="ce4" office:value-type="string" calcext:value-type="string">
            <text:p><text:a xlink:href="https://sbi.co.in/web/sbi-in-the-news/tenders-awarded?inheritRedirect=true" xlink:type="simple">https://sbi.co.in/web/sbi-in-the-news/tenders-awarded?inheritRedirect=true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m.tot.co.th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op.oil.gov.iq <text:s/></text:p>
          </table:table-cell>
          <table:table-cell table:style-name="ce23"/>
          <table:table-cell table:number-columns-repeated="62"/>
        </table:table-row>
        <table:table-row table:style-name="ro1">
          <table:table-cell table:style-name="ce4" office:value-type="string" calcext:value-type="string">
            <text:p>scr.indianrailways.gov.in <text:s/></text:p>
          </table:table-cell>
          <table:table-cell table:style-name="ce4" office:value-type="string" calcext:value-type="string">
            <text:p><text:a xlink:href="https://scr.indianrailways.gov.in/awardTender_cpp.jsp?lang=0&amp;id=0,6" xlink:type="simple">https://scr.indianrailways.gov.in/awardTender_cpp.jsp?lang=0&amp;id=0,6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ao.c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ecr.indianrailways.gov.in <text:s/></text:p>
          </table:table-cell>
          <table:table-cell table:style-name="ce4" office:value-type="string" calcext:value-type="string">
            <text:p><text:a xlink:href="https://secr.indianrailways.gov.in/awardTender_cpp.jsp?lang=0&amp;id=0,3" xlink:type="simple">https://secr.indianrailways.gov.in/awardTender_cpp.jsp?lang=0&amp;id=0,3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ede.asturias.es <text:s/></text:p>
          </table:table-cell>
          <table:table-cell table:style-name="ce4" office:value-type="string" calcext:value-type="string">
            <text:p><text:a xlink:href="https://sede.asturias.es/portal/site/Asturias/menuitem.a9e91620b6cbf682aea8c810100000f7/?vgnextoid=d03773da84471110VgnVCM1000000100007fRCRD&amp;vgnextchannel=9224dbe25a232110VgnVCM100000b0030a0aRCRD&amp;i18n.http.lang=es" xlink:type="simple">https://sede.asturias.es/portal/site/Asturias/menuitem.a9e91620b6cbf682aea8c810100000f7/?vgnextoid=d03773da84471110VgnVCM1000000100007fRCRD&amp;vgnextchannel=9224dbe25a232110VgnVCM100000b0030a0aRCRD&amp;i18n.http.lang=e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faz.ce.gov.br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ll2wales.gov.uk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ervice.bund.de <text:s/></text:p>
          </table:table-cell>
          <table:table-cell table:style-name="ce4" office:value-type="string" calcext:value-type="string">
            <text:p><text:a xlink:href="https://www.service.bund.de/Content/DE/Ausschreibungen/Suche/Formular.html?nn=4641482&amp;cl2Categories_AllocationType=ausschreibungsart-vgv" xlink:type="simple">https://www.service.bund.de/Content/DE/Ausschreibungen/Suche/Formular.html?nn=4641482&amp;cl2Categories_AllocationType=ausschreibungsart-vgv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viziocontrattipubblici.it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sami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fcitypartner.sfgov.org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g.sesami.net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na.ir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hipindia <text:s/></text:p>
          </table:table-cell>
          <table:table-cell table:style-name="ce4" office:value-type="string" calcext:value-type="string">
            <text:p><text:a xlink:href="http://www.shipindia.com/frontcontroller/tenders_awarded" xlink:type="simple">http://www.shipindia.com/frontcontroller/tenders_awarde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cac-ext.pdvsa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coes.gob.bo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kkimtender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imap.ch <text:s/></text:p>
          </table:table-cell>
          <table:table-cell table:style-name="ce4" office:value-type="string" calcext:value-type="string">
            <text:p><text:a xlink:href="https://www.simap.ch/shabforms/COMMON/search/searchresult.jsf" xlink:type="simple">https://www.simap.ch/shabforms/COMMON/search/searchresult.jsf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rup.lkpp.go.i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stemas.sefaz.am.gov.br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stemas.unicamp.br <text:s/></text:p>
          </table:table-cell>
          <table:table-cell table:style-name="ce28" office:value-type="string" calcext:value-type="string">
            <text:p>web issu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jvn.nic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marttender.biz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ourcing.essar.com <text:s/></text:p>
          </table:table-cell>
          <table:table-cell table:style-name="ce23"/>
          <table:table-cell table:number-columns-repeated="62"/>
        </table:table-row>
        <table:table-row table:style-name="ro1">
          <table:table-cell office:value-type="string" calcext:value-type="string">
            <text:p>southcarolina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outhdakota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pmcil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ppp.rajasthan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r.indianrailways.gov.in <text:s/></text:p>
          </table:table-cell>
          <table:table-cell table:style-name="ce4" office:value-type="string" calcext:value-type="string">
            <text:p><text:a xlink:href="https://sr.indianrailways.gov.in/awardTender_cpp.jsp?lang=0&amp;id=0,3" xlink:type="simple">https://sr.indianrailways.gov.in/awardTender_cpp.jsp?lang=0&amp;id=0,3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gc.com.pk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l.doas.state.ga.us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e.nj.us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tclimited.co.in <text:s/></text:p>
          </table:table-cell>
          <table:table-cell table:style-name="ce4" office:value-type="string" calcext:value-type="string">
            <text:p><text:a xlink:href="http://stclimited.co.in/content/summary-awards" xlink:type="simple">http://stclimited.co.in/content/summary-award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pplier.treasury.go.ke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wr.indianrailways.gov.in <text:s/></text:p>
          </table:table-cell>
          <table:table-cell table:style-name="ce4" office:value-type="string" calcext:value-type="string">
            <text:p><text:a xlink:href="https://swr.indianrailways.gov.in/awardTender_cpp.jsp?lang=0&amp;id=0,3" xlink:type="simple">https://swr.indianrailways.gov.in/awardTender_cpp.jsp?lang=0&amp;id=0,3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yndicatebank.in <text:s/></text:p>
          </table:table-cell>
          <table:table-cell table:style-name="ce4" office:value-type="string" calcext:value-type="string">
            <text:p><text:a xlink:href="https://syndicatebank.in/compliance/contracts-awarded" xlink:type="simple">https://syndicatebank.in/compliance/contracts-awarde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nweer.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cil-india.com <text:s/></text:p>
          </table:table-cell>
          <table:table-cell table:style-name="ce4" office:value-type="string" calcext:value-type="string">
            <text:p><text:a xlink:href="https://www.tcil-india.com/awards_and_achievements.php" xlink:type="simple">https://www.tcil-india.com/awards_and_achievements.php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cm.ce.gov.br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clot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-online.com.u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apeprocurement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bsnl.co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gov.m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interpipe.biz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mhp.com.u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selangor.my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telangana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.uub.com.u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bazar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board.gov.bh <text:s/></text:p>
          </table:table-cell>
          <table:table-cell table:style-name="ce4" office:value-type="string" calcext:value-type="string">
            <text:p><text:a xlink:href="http://www.tenderboard.gov.bh/AwardedTenders.aspx?cms=iQRpheuphYtJ6pyXUGiNqgxGzooCBfHu" xlink:type="simple">http://www.tenderboard.gov.bh/AwardedTenders.aspx?cms=iQRpheuphYtJ6pyXUGiNqgxGzooCBfHu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board.gov.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gid.ua <text:s/></text:p>
          </table:table-cell>
          <table:table-cell table:style-name="ce4" office:value-type="string" calcext:value-type="string">
            <text:p><text:a xlink:href="https://tenders.act.gov.au/ets/contract/list.do?action=recently-awarded&amp;sel=contractssearch" xlink:type="simple">https://tenders.act.gov.au/ets/contract/list.do?action=recently-awarded&amp;sel=contractssearch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i.nis.eu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act.gov.au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bih.nic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dtek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s.eil.co.in <text:s/></text:p>
          </table:table-cell>
          <table:table-cell table:style-name="ce4" office:value-type="string" calcext:value-type="string">
            <text:p><text:a xlink:href="https://tenders.eil.co.in/newtenders/Threshold" xlink:type="simple">https://tenders.eil.co.in/newtenders/Threshol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gov.in <text:s/></text:p>
          </table:table-cell>
          <table:table-cell table:style-name="ce28" office:value-type="string" calcext:value-type="string">
            <text:p>web issu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kerra.go.ke <text:s/></text:p>
          </table:table-cell>
          <table:table-cell table:style-name="ce29" office:value-type="string" calcext:value-type="string">
            <text:p>NO Proper Format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omantel.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ongc.co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ppa.gov.gh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s.sa.gov.au <text:s/></text:p>
          </table:table-cell>
          <table:table-cell table:style-name="ce4" office:value-type="string" calcext:value-type="string">
            <text:p><text:a xlink:href="https://www.tenders.sa.gov.au/contract/buyerIndex" xlink:type="simple">https://www.tenders.sa.gov.au/contract/buyerIndex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s.tas.gov.au <text:s/></text:p>
          </table:table-cell>
          <table:table-cell table:style-name="ce4" office:value-type="string" calcext:value-type="string">
            <text:p><text:a xlink:href="https://www.tenders.tas.gov.au/ContractAwarded/Search" xlink:type="simple">https://www.tenders.tas.gov.au/ContractAwarded/Search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.tn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s.vic.gov.au <text:s/></text:p>
          </table:table-cell>
          <table:table-cell table:style-name="ce4" office:value-type="string" calcext:value-type="string">
            <text:p><text:a xlink:href="https://www.tenders.vic.gov.au/contract/search?preset=recentlyAwarded" xlink:type="simple">https://www.tenders.vic.gov.au/contract/search?preset=recentlyAwarded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s.wa.gov.au <text:s/></text:p>
          </table:table-cell>
          <table:table-cell table:style-name="ce4" office:value-type="string" calcext:value-type="string">
            <text:p><text:a xlink:href="https://www.tenders.wa.gov.au/watenders/contract/list.do?CSRFNONCE=0D9FFA78B16EB685004DD74AD855A18A&amp;action=contract-view" xlink:type="simple">https://www.tenders.wa.gov.au/watenders/contract/list.do?CSRFNONCE=0D9FFA78B16EB685004DD74AD855A18A&amp;action=contract-view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odisha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oko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endersonline.nt.gov.au <text:s/></text:p>
          </table:table-cell>
          <table:table-cell table:style-name="ce4" office:value-type="string" calcext:value-type="string">
            <text:p><text:a xlink:href="https://tendersonline.nt.gov.au/Tender/List/#!/Awarded" xlink:type="simple">https://tendersonline.nt.gov.au/Tender/List/#!/Awarde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unlimite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dersutl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nessee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xasbids.net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underbay.c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nb.com.my <text:s/></text:p>
          </table:table-cell>
          <table:table-cell table:style-name="ce23"/>
          <table:table-cell table:number-columns-repeated="62"/>
        </table:table-row>
        <table:table-row table:style-name="ro1">
          <table:table-cell table:style-name="ce4" office:value-type="string" calcext:value-type="string">
            <text:p>tnpl.com <text:s/></text:p>
          </table:table-cell>
          <table:table-cell table:style-name="ce4" office:value-type="string" calcext:value-type="string">
            <text:p><text:a xlink:href="http://tnpl.com/TNPL-Awards" xlink:type="simple">http://tnpl.com/TNPL-Award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ntenders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ripurachronicle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ripuratenders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.gov.nl.c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xsmartbuy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b-procurement.m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CIL_Tenderwizar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hbvn.org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ktenders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mucyo.gov.rw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ndp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UNGM <text:s/></text:p>
          </table:table-cell>
          <table:table-cell table:style-name="ce4" office:value-type="string" calcext:value-type="string">
            <text:p><text:a xlink:href="https://www.ungm.org/Public/ContractAward" xlink:type="simple">https://www.ungm.org/Public/ContractAwar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nido.org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unionbankofindia.co.in <text:s/></text:p>
          </table:table-cell>
          <table:table-cell table:style-name="ce4" office:value-type="string" calcext:value-type="string">
            <text:p><text:a xlink:href="https://www.unionbankofindia.co.in/english/about-award-acradetion.aspx" xlink:type="simple">https://www.unionbankofindia.co.in/english/about-award-acradetion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nitedkingdom-tenders.co.uk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pavp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upetem.com.ua <text:s/></text:p>
          </table:table-cell>
          <table:table-cell table:style-name="ce4" office:value-type="string" calcext:value-type="string">
            <text:p><text:a xlink:href="https://www.ungm.org/Public/ContractAward" xlink:type="simple">https://www.ungm.org/Public/ContractAward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pjn.org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pptcl.org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psrtc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tahbids.net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TL_tenderwizar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vo.gov.sk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dantaaluminiu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ndornet.wi.gov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gabe.hessen.de <text:s/></text:p>
          </table:table-cell>
          <table:table-cell table:style-name="ce23"/>
          <table:table-cell table:number-columns-repeated="62"/>
        </table:table-row>
        <table:table-row table:style-name="ro1">
          <table:table-cell table:style-name="ce4" office:value-type="string" calcext:value-type="string">
            <text:p>vermontbidsystem.com <text:s/></text:p>
          </table:table-cell>
          <table:table-cell table:style-name="ce4" office:value-type="string" calcext:value-type="string">
            <text:p><text:a xlink:href="http://vermontbidsystem.com/BidSearch.aspx?type=10" xlink:type="simple">http://vermontbidsystem.com/BidSearch.aspx?type=10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vestnikverejnychzakazek.cz <text:s/></text:p>
          </table:table-cell>
          <table:table-cell table:style-name="ce4" office:value-type="string" calcext:value-type="string">
            <text:p><text:a xlink:href="https://vestnikverejnychzakazek.cz/Changes/NewWinners" xlink:type="simple">https://vestnikverejnychzakazek.cz/Changes/NewWinner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ayabank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vizagport <text:s/></text:p>
          </table:table-cell>
          <table:table-cell table:style-name="ce4" office:value-type="string" calcext:value-type="string">
            <text:p><text:a xlink:href="https://vizagport.com/about-us/awards-accolades/" xlink:type="simple">https://vizagport.com/about-us/awards-accolades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zagsteel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vmc.gov.in <text:s/></text:p>
          </table:table-cell>
          <table:table-cell table:style-name="ce4" office:value-type="string" calcext:value-type="string">
            <text:p><text:a xlink:href="https://vmc.gov.in/Awards.aspx" xlink:type="simple">https://vmc.gov.in/Awards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CPT_tenderwizard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vpttenders.gov.in <text:s/></text:p>
          </table:table-cell>
          <table:table-cell table:style-name="ce4" office:value-type="string" calcext:value-type="string">
            <text:p><text:a xlink:href="https://vizagport.com/about-us/awards-accolades/" xlink:type="simple">https://vizagport.com/about-us/awards-accolades/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wapcos.gov.in <text:s/></text:p>
          </table:table-cell>
          <table:table-cell table:style-name="ce4" office:value-type="string" calcext:value-type="string">
            <text:p><text:a xlink:href="http://wapcos.gov.in/awards-and-recognitions.aspx" xlink:type="simple">http://wapcos.gov.in/awards-and-recognitions.aspx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ashington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ater.rajasthan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biwd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bphed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wbsedcl.in <text:s/></text:p>
          </table:table-cell>
          <table:table-cell table:style-name="ce4" office:value-type="string" calcext:value-type="string">
            <text:p><text:a xlink:href="https://www.wbsedcl.in/irj/go/km/docs/internet/new_website/awardsRecognition.html" xlink:type="simple">https://www.wbsedcl.in/irj/go/km/docs/internet/new_website/awardsRecognition.html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btenders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cr.indianrailways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ebgate.ec.europa.eu <text:s/></text:p>
          </table:table-cell>
          <table:table-cell table:style-name="ce23"/>
          <table:table-cell table:number-columns-repeated="62"/>
        </table:table-row>
        <table:table-row table:style-name="ro1">
          <table:table-cell office:value-type="string" calcext:value-type="string">
            <text:p>webprod.cio.sc.gov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estbengalforest.gov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estvirginia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winnipeg.ca <text:s/></text:p>
          </table:table-cell>
          <table:table-cell table:style-name="ce4" office:value-type="string" calcext:value-type="string">
            <text:p><text:a xlink:href="https://winnipeg.ca/ourstories/2019/191211.stm" xlink:type="simple">https://winnipeg.ca/ourstories/2019/191211.stm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isconsin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worldbank <text:s/></text:p>
          </table:table-cell>
          <table:table-cell table:style-name="ce4" office:value-type="string" calcext:value-type="string">
            <text:p><text:a xlink:href="https://www.worldbank.org/en/about/corporate-procurement/business-opportunities/corporate-procurement-contract-awards" xlink:type="simple">https://www.worldbank.org/en/about/corporate-procurement/business-opportunities/corporate-procurement-contract-awards</text:a>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wr.indianrailways.gov.in <text:s/></text:p>
          </table:table-cell>
          <table:table-cell table:style-name="ce4" office:value-type="string" calcext:value-type="string">
            <text:p><text:a xlink:href="https://wr.indianrailways.gov.in/awardTender_cpp.jsp?lang=0&amp;id=0,3" xlink:type="simple">https://wr.indianrailways.gov.in/awardTender_cpp.jsp?lang=0&amp;id=0,3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ss.hry.nic.in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stw.vergabeportal.at <text:s text:c="2"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yomingbids.com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yunlin.gov.tw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zakazky.mvcr.cz <text:s/></text:p>
          </table:table-cell>
          <table:table-cell table:style-name="ce4" office:value-type="string" calcext:value-type="string">
            <text:p><text:a xlink:href="https://www.zakazky.mvcr.cz/" xlink:type="simple">https://www.zakazky.mvcr.cz/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akazrf.ru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akup.sk.kz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akupivli.biz <text:s/></text:p>
          </table:table-cell>
          <table:table-cell table:style-name="ce23"/>
          <table:table-cell table:number-columns-repeated="62"/>
        </table:table-row>
        <table:table-row table:style-name="ro1">
          <table:table-cell office:value-type="string" calcext:value-type="string">
            <text:p>zakupki.gov.kg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akupki.gov.ru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akupki.gov.tj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akupki.prom.ua 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zpc.co.zw <text:s/></text:p>
          </table:table-cell>
          <table:table-cell table:style-name="ce4" office:value-type="string" calcext:value-type="string">
            <text:p><text:a xlink:href="http://www.zpc.co.zw/contracts-award-notices" xlink:type="simple">http://www.zpc.co.zw/contracts-award-notices</text:a>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ululand.org.za <text:s/></text:p>
          </table:table-cell>
          <table:table-cell table:style-name="ce23"/>
          <table:table-cell table:number-columns-repeated="62"/>
        </table:table-row>
        <table:table-row table:style-name="ro1" table:number-rows-repeated="10477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9:41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tomation-Report-1575304062405" style:display-name="PageStyle_Automation-Report-15753040624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TS</meta:initial-creator>
    <meta:print-date>2019-12-09T06:22:22</meta:print-date>
    <meta:creation-date>2019-12-09T06:24:45</meta:creation-date>
    <dc:date>2019-12-17T18:01:25.717000000</dc:date>
    <meta:generator>LibreOffice/6.3.0.4$Windows_X86_64 LibreOffice_project/057fc023c990d676a43019934386b85b21a9ee99</meta:generator>
    <meta:editing-duration>PT4H22M4S</meta:editing-duration>
    <meta:editing-cycles>6</meta:editing-cycles>
    <meta:document-statistic meta:table-count="1" meta:cell-count="11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